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SeanSlab Narrow" svg:font-family="'SeanSlab Narrow'"/>
    <style:font-face style:name="Ysabeau Office" svg:font-family="'Ysabeau Office'"/>
    <style:font-face style:name="Alegreya" svg:font-family="Alegreya" style:font-adornments="Bold" style:font-pitch="variable"/>
    <style:font-face style:name="Charis SIL" svg:font-family="'Charis SIL'" style:font-pitch="variable"/>
    <style:font-face style:name="Cormorant" svg:font-family="Cormorant" style:font-pitch="variable"/>
    <style:font-face style:name="Cormorant Infant" svg:font-family="'Cormorant Infant'" style:font-pitch="variable"/>
    <style:font-face style:name="EB Garamond" svg:font-family="'EB Garamond'" style:font-pitch="variable"/>
    <style:font-face style:name="EB Garamond 08" svg:font-family="'EB Garamond 08'" style:font-pitch="variable"/>
    <style:font-face style:name="EB Garamond 08:&amp;lnum=1" svg:font-family="'EB Garamond 08:&amp;lnum=1'" style:font-pitch="variable"/>
    <style:font-face style:name="Josefin Slab" svg:font-family="'Josefin Slab'" style:font-pitch="variable"/>
    <style:font-face style:name="Kanit Light" svg:font-family="'Kanit Light'" style:font-pitch="variable"/>
    <style:font-face style:name="Lato" svg:font-family="Lato" style:font-adornments="Bold" style:font-pitch="variable"/>
    <style:font-face style:name="Lato:&amp;onum=1" svg:font-family="Lato:&amp;onum=1" style:font-pitch="variable"/>
    <style:font-face style:name="Merriweather" svg:font-family="Merriweather" style:font-adornments="Heavy" style:font-pitch="variable"/>
    <style:font-face style:name="Overlock" svg:font-family="Overlock" style:font-pitch="variable"/>
    <style:font-face style:name="Raleway" svg:font-family="Raleway" style:font-pitch="variable"/>
    <style:font-face style:name="Roboto Slab" svg:font-family="'Roboto Slab'" style:font-pitch="variable"/>
    <style:font-face style:name="SeanSlab" svg:font-family="SeanSlab" style:font-pitch="variable"/>
    <style:font-face style:name="SeanSlab CompressedBlack" svg:font-family="'SeanSlab CompressedBlack'" style:font-pitch="variable"/>
    <style:font-face style:name="SeanSlab NarrowBlack" svg:font-family="'SeanSlab NarrowBlack'" style:font-pitch="variable"/>
    <style:font-face style:name="Stempel Garamond LT Pro" svg:font-family="'Stempel Garamond LT Pro'" style:font-adornments="Regular" style:font-pitch="variable"/>
    <style:font-face style:name="Ubuntu" svg:font-family="Ubuntu" style:font-pitch="variable"/>
    <style:font-face style:name="Ysabeau" svg:font-family="Ysabeau" style:font-pitch="variable"/>
    <style:font-face style:name="Ysabeau Infant" svg:font-family="'Ysabeau Infant'" style:font-pitch="variable"/>
    <style:font-face style:name="Zilla Slab" svg:font-family="'Zilla Slab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Alegreya Sans" svg:font-family="'Alegreya Sans'" style:font-adornments="Bold" style:font-family-generic="swiss" style:font-pitch="variable"/>
    <style:font-face style:name="Fira Sans" svg:font-family="'Fira Sans'" style:font-family-generic="swiss" style:font-pitch="variable"/>
    <style:font-face style:name="Josefin Sans" svg:font-family="'Josefin Sans'" style:font-family-generic="swiss" style:font-pitch="variable"/>
    <style:font-face style:name="Liberation Sans" svg:font-family="'Liberation Sans'" style:font-family-generic="swiss" style:font-pitch="variable"/>
    <style:font-face style:name="Merriweather Sans" svg:font-family="'Merriweather Sans'" style:font-family-generic="swiss" style:font-pitch="variable"/>
    <style:font-face style:name="Merriweather Sans:&amp;lnum=1" svg:font-family="'Merriweather Sans:&amp;lnum=1'" style:font-family-generic="swiss" style:font-pitch="variable"/>
    <style:font-face style:name="PT Sans" svg:font-family="'PT Sans'" style:font-family-generic="swiss" style:font-pitch="variable"/>
    <style:font-face style:name="PT Sans1" svg:font-family="'PT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Josefin Slab" fo:font-size="18pt" fo:font-style="italic" fo:font-weight="normal" officeooo:rsid="001b9b81" officeooo:paragraph-rsid="0021943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text-properties style:text-position="0% 100%" style:font-name="Fira Sans" fo:font-size="18pt" fo:font-style="italic" fo:font-weight="normal" officeooo:rsid="0014c3f7" officeooo:paragraph-rsid="003861f2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text-properties style:text-position="0% 100%" style:font-name="Kanit Light" fo:font-size="18pt" fo:font-style="italic" fo:font-weight="normal" officeooo:rsid="001d29cd" officeooo:paragraph-rsid="0035217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line-height="100%"/>
      <style:text-properties style:text-position="0% 100%" style:font-name="PT Serif" fo:font-size="18pt" fo:font-style="italic" fo:font-weight="normal" officeooo:rsid="001b9b81" officeooo:paragraph-rsid="003072a1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line-height="100%"/>
      <style:text-properties style:text-position="0% 100%" style:font-name="EB Garamond 08" fo:font-size="18pt" fo:font-style="italic" fo:font-weight="normal" officeooo:rsid="003861f2" officeooo:paragraph-rsid="003861f2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line-height="100%"/>
      <style:text-properties style:text-position="0% 100%" style:font-name="Charis SIL" fo:font-size="18pt" fo:font-style="italic" fo:font-weight="normal" officeooo:rsid="002ddfe9" officeooo:paragraph-rsid="003072a1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Roboto Slab" fo:font-size="18pt" fo:font-style="italic" fo:font-weight="normal" officeooo:rsid="0014c3f7" officeooo:paragraph-rsid="001fceb3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FreeSerif" fo:font-size="18pt" fo:font-style="italic" fo:font-weight="normal" officeooo:rsid="001b9b81" officeooo:paragraph-rsid="0035217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>
      <style:text-properties style:text-position="0% 100%" style:font-name="Alegreya" fo:font-size="18pt" fo:font-style="italic" fo:font-weight="normal" officeooo:rsid="0015e82b" officeooo:paragraph-rsid="002e74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paragraph-properties fo:line-height="0.2453in"/>
      <style:text-properties style:text-position="0% 100%" style:font-name="EB Garamond" fo:font-size="18pt" fo:font-style="italic" fo:font-weight="normal" officeooo:rsid="001b9b81" officeooo:paragraph-rsid="0033c92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text-position="0% 100%" style:font-name="Alegreya Sans" fo:font-size="18pt" fo:font-style="italic" fo:font-weight="normal" officeooo:rsid="0015e82b" officeooo:paragraph-rsid="002e74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line-height="100%"/>
      <style:text-properties style:text-position="0% 100%" style:font-name="Lato" fo:font-size="18pt" fo:font-style="italic" fo:font-weight="normal" officeooo:rsid="0014c3f7" officeooo:paragraph-rsid="002478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line-height="100%"/>
      <style:text-properties style:text-position="0% 100%" style:font-name="Zilla Slab" fo:font-size="18pt" fo:font-style="italic" fo:font-weight="normal" officeooo:rsid="0020e6a1" officeooo:paragraph-rsid="0035217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>
      <style:paragraph-properties fo:line-height="100%"/>
      <style:text-properties style:text-position="0% 100%" style:font-name="PT Sans" fo:font-size="18pt" fo:font-style="italic" fo:font-weight="normal" officeooo:rsid="0014c3f7" officeooo:paragraph-rsid="0039841c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>
      <style:paragraph-properties fo:line-height="100%"/>
      <style:text-properties style:text-position="super 87%" style:font-name="Merriweather" fo:font-size="18pt" fo:font-style="italic" fo:font-weight="normal" officeooo:rsid="001dfc8a" officeooo:paragraph-rsid="002478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line-height="100%"/>
      <style:text-properties fo:font-style="italic" fo:font-weight="normal" officeooo:paragraph-rsid="0039841c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EB Garamond" fo:font-size="18pt" fo:font-style="italic" fo:font-weight="normal" officeooo:paragraph-rsid="0028c1ac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paragraph-properties fo:line-height="100%"/>
      <style:text-properties style:font-name="Cormorant" fo:font-size="18pt" fo:font-style="italic" fo:font-weight="normal" officeooo:rsid="0012be77" officeooo:paragraph-rsid="0033c92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text-properties style:font-name="Cormorant" fo:font-size="18pt" fo:font-style="italic" fo:font-weight="normal" officeooo:rsid="0012be77" officeooo:paragraph-rsid="003072a1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line-height="100%"/>
      <style:text-properties style:font-name="Merriweather" fo:font-size="18pt" fo:font-style="italic" fo:font-weight="normal" officeooo:rsid="001dfc8a" officeooo:paragraph-rsid="002e74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line-height="100%"/>
      <style:text-properties style:font-name="Josefin Slab" fo:font-size="18pt" fo:font-style="italic" fo:font-weight="normal" officeooo:rsid="001b9b81" officeooo:paragraph-rsid="002e74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line-height="100%"/>
      <style:text-properties style:font-name="Roboto Slab" fo:font-size="18pt" fo:font-style="italic" fo:font-weight="normal" officeooo:rsid="0014c3f7" officeooo:paragraph-rsid="002e74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line-height="100%"/>
      <style:text-properties style:font-name="Roboto Slab" fo:font-size="18pt" fo:font-style="italic" fo:font-weight="normal" officeooo:rsid="0014c3f7" officeooo:paragraph-rsid="0035217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style:paragraph-properties fo:line-height="100%"/>
      <style:text-properties style:font-name="Roboto Slab" fo:font-size="18pt" fo:font-style="italic" fo:font-weight="normal" officeooo:rsid="0014c3f7" officeooo:paragraph-rsid="0039841c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paragraph-properties fo:line-height="100%"/>
      <style:text-properties style:font-name="Roboto Slab" fo:font-size="18pt" fo:font-style="italic" fo:font-weight="normal" officeooo:rsid="003861f2" officeooo:paragraph-rsid="003861f2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>
      <style:paragraph-properties fo:line-height="100%"/>
      <style:text-properties style:font-name="Josefin Sans" fo:font-size="18pt" fo:font-style="italic" fo:font-weight="normal" officeooo:rsid="001b9b81" officeooo:paragraph-rsid="003072a1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>
      <style:paragraph-properties fo:line-height="115%"/>
      <style:text-properties style:font-name="Josefin Sans" fo:font-size="18pt" fo:font-style="italic" fo:font-weight="normal" officeooo:rsid="001b9b81" officeooo:paragraph-rsid="003072a1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paragraph-properties fo:line-height="115%"/>
      <style:text-properties style:font-name="PT Sans1" fo:font-size="18pt" fo:font-style="italic" fo:font-weight="normal" officeooo:rsid="0014c3f7" officeooo:paragraph-rsid="001dfc8a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29" style:family="paragraph" style:parent-style-name="Standard">
      <style:paragraph-properties fo:line-height="115%"/>
      <style:text-properties style:font-name="PT Sans1" fo:font-size="18pt" fo:font-style="italic" fo:font-weight="normal" officeooo:rsid="0014c3f7" officeooo:paragraph-rsid="0039841c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30" style:family="paragraph" style:parent-style-name="Standard">
      <style:paragraph-properties fo:line-height="115%"/>
      <style:text-properties style:font-name="PT Sans1" fo:font-size="18pt" fo:letter-spacing="-0.0055in" fo:font-style="italic" fo:font-weight="normal" officeooo:rsid="0014c3f7" officeooo:paragraph-rsid="001dfc8a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31" style:family="paragraph" style:parent-style-name="Standard">
      <style:paragraph-properties fo:line-height="115%"/>
      <style:text-properties style:text-position="super 90%" style:font-name="Merriweather Sans:&amp;lnum=1" fo:font-size="18pt" fo:font-style="italic" fo:font-weight="normal" officeooo:rsid="0014c3f7" officeooo:paragraph-rsid="0021943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32" style:family="paragraph" style:parent-style-name="Standard">
      <style:text-properties style:font-name="Ubuntu" fo:font-size="18pt" fo:font-style="italic" fo:font-weight="normal" officeooo:rsid="0014c3f7" officeooo:paragraph-rsid="00352174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paragraph-properties fo:line-height="100%"/>
      <style:text-properties style:font-name="SeanSlab" fo:font-style="italic" fo:font-weight="normal" officeooo:paragraph-rsid="0039841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line-height="100%" fo:break-before="column"/>
      <style:text-properties style:font-name="Ysabeau Infant" fo:font-size="18pt" fo:font-style="italic" fo:font-weight="normal" officeooo:rsid="00247846" officeooo:paragraph-rsid="002e7446" fo:background-color="transparent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style:font-name="Ysabeau"/>
    </style:style>
    <style:style style:name="T2" style:family="text">
      <style:text-properties style:font-name="Ysabeau" officeooo:rsid="0015e82b"/>
    </style:style>
    <style:style style:name="T3" style:family="text">
      <style:text-properties style:font-name="Overlock"/>
    </style:style>
    <style:style style:name="T4" style:family="text">
      <style:text-properties style:font-name="Overlock" officeooo:rsid="0015e82b"/>
    </style:style>
    <style:style style:name="T5" style:family="text">
      <style:text-properties style:font-name="Overlock" officeooo:rsid="001b9b81"/>
    </style:style>
    <style:style style:name="T6" style:family="text">
      <style:text-properties style:font-name="Raleway" officeooo:rsid="0014c3f7"/>
    </style:style>
    <style:style style:name="T7" style:family="text">
      <style:text-properties style:font-name="Raleway" officeooo:rsid="0015e82b"/>
    </style:style>
    <style:style style:name="T8" style:family="text">
      <style:text-properties officeooo:rsid="0014c3f7"/>
    </style:style>
    <style:style style:name="T9" style:family="text">
      <style:text-properties style:text-position="0% 100%" style:font-name="Lato"/>
    </style:style>
    <style:style style:name="T10" style:family="text">
      <style:text-properties style:text-position="0% 100%" style:font-name="Lato" officeooo:rsid="0015e82b"/>
    </style:style>
    <style:style style:name="T11" style:family="text">
      <style:text-properties style:text-position="0% 100%" style:font-name="Cormorant Infant" officeooo:rsid="00247846"/>
    </style:style>
    <style:style style:name="T12" style:family="text">
      <style:text-properties style:text-position="0% 100%" style:font-name="Cormorant Infant" officeooo:rsid="0020e6a1"/>
    </style:style>
    <style:style style:name="T13" style:family="text">
      <style:text-properties style:text-position="0% 100%" officeooo:rsid="001b9b81" fo:background-color="transparent" loext:char-shading-value="0"/>
    </style:style>
    <style:style style:name="T14" style:family="text">
      <style:text-properties style:text-position="0% 100%" officeooo:rsid="0027bfe5" fo:background-color="transparent" loext:char-shading-value="0"/>
    </style:style>
    <style:style style:name="T15" style:family="text">
      <style:text-properties style:text-position="0% 100%" style:font-name="PT Sans" fo:font-size="18pt" fo:font-style="normal" officeooo:rsid="0014c3f7" fo:background-color="transparent" loext:char-shading-value="0" style:font-size-asian="15.75pt" style:font-style-asian="normal" style:font-size-complex="18pt" style:font-style-complex="normal"/>
    </style:style>
    <style:style style:name="T16" style:family="text">
      <style:text-properties style:text-position="0% 100%" style:font-name="Lato:&amp;onum=1"/>
    </style:style>
    <style:style style:name="T17" style:family="text">
      <style:text-properties style:text-position="0% 100%" style:font-name="Ysabeau" officeooo:rsid="0015e82b"/>
    </style:style>
    <style:style style:name="T18" style:family="text">
      <style:text-properties officeooo:rsid="0028cee4"/>
    </style:style>
    <style:style style:name="T19" style:family="text">
      <style:text-properties officeooo:rsid="00299fb6"/>
    </style:style>
    <style:style style:name="T20" style:family="text">
      <style:text-properties style:font-name="SeanSlab" fo:font-size="18pt" fo:font-style="normal" officeooo:rsid="003861f2" fo:background-color="transparent" loext:char-shading-value="0" style:font-size-asian="15.75pt" style:font-style-asian="normal" style:font-size-complex="18pt" style:font-style-complex="normal"/>
    </style:style>
    <style:style style:name="T21" style:family="text">
      <style:text-properties style:font-name="SeanSlab" fo:font-size="18pt" fo:font-style="normal" officeooo:rsid="0039841c" fo:background-color="transparent" loext:char-shading-value="0" style:font-size-asian="15.75pt" style:font-style-asian="normal" style:font-size-complex="18pt" style:font-style-complex="normal"/>
    </style:style>
    <style:style style:name="T22" style:family="text">
      <style:text-properties style:font-name="SeanSlab" fo:font-size="18pt" officeooo:rsid="003861f2" fo:background-color="transparent" loext:char-shading-value="0" style:font-size-asian="15.75pt" style:font-size-complex="18pt"/>
    </style:style>
    <style:style style:name="T23" style:family="text">
      <style:text-properties style:font-name="SeanSlab" fo:font-size="18pt" officeooo:rsid="0039841c" fo:background-color="transparent" loext:char-shading-value="0" style:font-size-asian="15.75pt" style:font-size-complex="18pt"/>
    </style:style>
    <style:style style:name="T24" style:family="text">
      <style:text-properties style:font-name="Zilla Slab" fo:font-size="18pt" fo:font-style="normal" officeooo:rsid="003861f2" fo:background-color="transparent" loext:char-shading-value="0" style:font-size-asian="15.75pt" style:font-style-asian="normal" style:font-size-complex="18pt" style:font-style-complex="normal"/>
    </style:style>
    <style:style style:name="T25" style:family="text">
      <style:text-properties style:font-name="Zilla Slab" fo:font-size="18pt" fo:font-style="normal" officeooo:rsid="0039841c" fo:background-color="transparent" loext:char-shading-value="0" style:font-size-asian="15.75pt" style:font-style-asian="normal" style:font-size-complex="18pt" style:font-style-complex="normal"/>
    </style:style>
    <style:style style:name="T26" style:family="text">
      <style:text-properties style:font-name="Zilla Slab" fo:font-size="18pt" officeooo:rsid="003861f2" fo:background-color="transparent" loext:char-shading-value="0" style:font-size-asian="15.75pt" style:font-size-complex="18pt"/>
    </style:style>
    <style:style style:name="T27" style:family="text">
      <style:text-properties style:font-name="Zilla Slab" fo:font-size="18pt" officeooo:rsid="0039841c" fo:background-color="transparent" loext:char-shading-value="0" style:font-size-asian="15.75pt" style:font-size-complex="18pt"/>
    </style:style>
    <style:style style:name="T28" style:family="text">
      <style:text-properties officeooo:rsid="001e6523"/>
    </style:style>
    <style:style style:name="T29" style:family="text">
      <style:text-properties fo:letter-spacing="-0.0209in" officeooo:rsid="001e6523"/>
    </style:style>
    <style:style style:name="T30" style:family="text">
      <style:text-properties fo:letter-spacing="-0.0209in" officeooo:rsid="00325db9"/>
    </style:style>
    <style:style style:name="T31" style:family="text">
      <style:text-properties fo:font-size="18pt" officeooo:rsid="003861f2" fo:background-color="transparent" loext:char-shading-value="0" style:font-size-asian="15.75pt" style:font-size-complex="18pt"/>
    </style:style>
    <style:style style:name="T32" style:family="text">
      <style:text-properties fo:font-size="18pt" officeooo:rsid="0039841c" fo:background-color="transparent" loext:char-shading-value="0" style:font-size-asian="15.75pt" style:font-size-complex="18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0"><text:span text:style-name="T11">H</text:span><text:span text:style-name="T12">ighway (Cormorant Infant)</text:span></text:p>
        <text:p text:style-name="P21">Highway (Josefin Slab)</text:p>
        <text:p text:style-name="P22"/>
        <text:p text:style-name="P9">Highway (Alegreya)</text:p>
        <text:p text:style-name="P17"><text:span text:style-name="T13">Highway (</text:span><text:span text:style-name="T14">EB </text:span><text:span text:style-name="T13">Garamond)</text:span></text:p>
        <text:p text:style-name="P18">H<text:span text:style-name="T8">ighway (Cormorant)</text:span></text:p>
        <text:p text:style-name="P10"/>
        <text:p text:style-name="P6">Highway (Charis SIL)</text:p>
        <text:p text:style-name="P4">Highway (PT Serif)</text:p>
        <text:p text:style-name="P5">Highway (EB Garamond 08)</text:p>
        <text:p text:style-name="P5"/>
        <text:p text:style-name="P7"/>
        <text:p text:style-name="P15">Highway (Merriweather)</text:p>
        <text:p text:style-name="P8">Highway (<text:span text:style-name="T18">F</text:span>reeSerif)</text:p>
        <text:p text:style-name="P23"/>
        <text:p text:style-name="P24">Highway (Roboto Slab)</text:p>
        <text:p text:style-name="P33"><text:span text:style-name="T31">Highway (S</text:span><text:span text:style-name="T32">eanslab</text:span><text:span text:style-name="T31">)</text:span></text:p>
        <text:p text:style-name="P16"><text:span text:style-name="T26">Highway (Z</text:span><text:span text:style-name="T27">illa Slab</text:span><text:span text:style-name="T26">)</text:span></text:p>
        <text:p text:style-name="P13"/>
        <text:p text:style-name="P25">­</text:p>
        <text:p text:style-name="P34">Highway (Ysabeau Infant)</text:p>
        <text:p text:style-name="P26">Highway (Josefin)</text:p>
        <text:p text:style-name="P27"/>
        <text:p text:style-name="P11">Highway (Alegreya Sans)</text:p>
        <text:p text:style-name="P28"><text:span text:style-name="T5">H</text:span><text:span text:style-name="T3">ighway </text:span><text:span text:style-name="T4">(Overlock)</text:span></text:p>
        <text:p text:style-name="P30"><text:span text:style-name="T1">Highway </text:span><text:span text:style-name="T2">(Ysabeau)</text:span></text:p>
        <text:p text:style-name="P28"><text:span text:style-name="T17"/></text:p>
        <text:p text:style-name="P28"><text:span text:style-name="T17"/></text:p>
        <text:p text:style-name="P14">Highway (PT Sans)</text:p>
        <text:p text:style-name="P29"><text:span text:style-name="T10">H</text:span><text:span text:style-name="T9">ighway (Lato)</text:span></text:p>
        <text:p text:style-name="P29"><text:span text:style-name="T9"/></text:p>
        <text:p text:style-name="P12"/>
        <text:p text:style-name="P31">H<text:span text:style-name="T28">ighway </text:span><text:span text:style-name="T29">(M</text:span><text:span text:style-name="T28">erriweather Sa</text:span><text:span text:style-name="T29">n</text:span><text:span text:style-name="T30">s</text:span><text:span text:style-name="T29">)</text:span></text:p>
        <text:p text:style-name="P1"/>
        <text:p text:style-name="P32">Highway (<text:span text:style-name="T19">U</text:span>buntu)</text:p>
        <text:p text:style-name="P19"><text:span text:style-name="T6">Highway </text:span><text:span text:style-name="T7">(Raleway)</text:span></text:p>
        <text:p text:style-name="P3">Highway (Kanit)</text:p>
        <text:p text:style-name="P2">Highway (Fira Sans)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SeanSlab Narrow" svg:font-family="'SeanSlab Narrow'"/>
    <style:font-face style:name="Ysabeau Office" svg:font-family="'Ysabeau Office'"/>
    <style:font-face style:name="Alegreya" svg:font-family="Alegreya" style:font-adornments="Bold" style:font-pitch="variable"/>
    <style:font-face style:name="Charis SIL" svg:font-family="'Charis SIL'" style:font-pitch="variable"/>
    <style:font-face style:name="Cormorant" svg:font-family="Cormorant" style:font-pitch="variable"/>
    <style:font-face style:name="Cormorant Infant" svg:font-family="'Cormorant Infant'" style:font-pitch="variable"/>
    <style:font-face style:name="EB Garamond" svg:font-family="'EB Garamond'" style:font-pitch="variable"/>
    <style:font-face style:name="EB Garamond 08" svg:font-family="'EB Garamond 08'" style:font-pitch="variable"/>
    <style:font-face style:name="EB Garamond 08:&amp;lnum=1" svg:font-family="'EB Garamond 08:&amp;lnum=1'" style:font-pitch="variable"/>
    <style:font-face style:name="Josefin Slab" svg:font-family="'Josefin Slab'" style:font-pitch="variable"/>
    <style:font-face style:name="Kanit Light" svg:font-family="'Kanit Light'" style:font-pitch="variable"/>
    <style:font-face style:name="Lato" svg:font-family="Lato" style:font-adornments="Bold" style:font-pitch="variable"/>
    <style:font-face style:name="Lato:&amp;onum=1" svg:font-family="Lato:&amp;onum=1" style:font-pitch="variable"/>
    <style:font-face style:name="Merriweather" svg:font-family="Merriweather" style:font-adornments="Heavy" style:font-pitch="variable"/>
    <style:font-face style:name="Overlock" svg:font-family="Overlock" style:font-pitch="variable"/>
    <style:font-face style:name="Raleway" svg:font-family="Raleway" style:font-pitch="variable"/>
    <style:font-face style:name="Roboto Slab" svg:font-family="'Roboto Slab'" style:font-pitch="variable"/>
    <style:font-face style:name="SeanSlab" svg:font-family="SeanSlab" style:font-pitch="variable"/>
    <style:font-face style:name="SeanSlab CompressedBlack" svg:font-family="'SeanSlab CompressedBlack'" style:font-pitch="variable"/>
    <style:font-face style:name="SeanSlab NarrowBlack" svg:font-family="'SeanSlab NarrowBlack'" style:font-pitch="variable"/>
    <style:font-face style:name="Stempel Garamond LT Pro" svg:font-family="'Stempel Garamond LT Pro'" style:font-adornments="Regular" style:font-pitch="variable"/>
    <style:font-face style:name="Ubuntu" svg:font-family="Ubuntu" style:font-pitch="variable"/>
    <style:font-face style:name="Ysabeau" svg:font-family="Ysabeau" style:font-pitch="variable"/>
    <style:font-face style:name="Ysabeau Infant" svg:font-family="'Ysabeau Infant'" style:font-pitch="variable"/>
    <style:font-face style:name="Zilla Slab" svg:font-family="'Zilla Slab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Alegreya Sans" svg:font-family="'Alegreya Sans'" style:font-adornments="Bold" style:font-family-generic="swiss" style:font-pitch="variable"/>
    <style:font-face style:name="Fira Sans" svg:font-family="'Fira Sans'" style:font-family-generic="swiss" style:font-pitch="variable"/>
    <style:font-face style:name="Josefin Sans" svg:font-family="'Josefin Sans'" style:font-family-generic="swiss" style:font-pitch="variable"/>
    <style:font-face style:name="Liberation Sans" svg:font-family="'Liberation Sans'" style:font-family-generic="swiss" style:font-pitch="variable"/>
    <style:font-face style:name="Merriweather Sans" svg:font-family="'Merriweather Sans'" style:font-family-generic="swiss" style:font-pitch="variable"/>
    <style:font-face style:name="Merriweather Sans:&amp;lnum=1" svg:font-family="'Merriweather Sans:&amp;lnum=1'" style:font-family-generic="swiss" style:font-pitch="variable"/>
    <style:font-face style:name="PT Sans" svg:font-family="'PT Sans'" style:font-family-generic="swiss" style:font-pitch="variable"/>
    <style:font-face style:name="PT Sans1" svg:font-family="'PT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ghter" style:family="paragraph">
      <style:text-properties style:text-position="1% 96%" style:font-name="Stempel Garamond LT Pro" fo:font-family="'Stempel Garamond LT Pro'" style:font-style-name="Regular" style:font-pitch="variable" fo:font-size="18pt" style:font-size-asian="10.5pt" style:text-scale="94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3-09T22:41:52.067874360</meta:creation-date>
    <dc:date>2020-12-01T05:17:14.658918031</dc:date>
    <meta:editing-duration>PT3H42M55S</meta:editing-duration>
    <meta:editing-cycles>10</meta:editing-cycles>
    <meta:generator>LibreOffice/6.3.3.2$Linux_X86_64 LibreOffice_project/30$Build-2</meta:generator>
    <meta:print-date>2019-03-11T16:30:40.030847571</meta:print-date>
    <meta:document-statistic meta:table-count="0" meta:image-count="0" meta:object-count="0" meta:page-count="1" meta:paragraph-count="26" meta:word-count="65" meta:character-count="493" meta:non-whitespace-character-count="454"/>
  </office:meta>
</office:document-meta>
</file>